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Arial Unicode MS'" style:font-charset="x-symbol"/>
    <style:font-face style:name="Liberation Serif1" svg:font-family="'Liberation Serif', serif"/>
    <style:font-face style:name="OpenSymbol" svg:font-family="OpenSymbol, 'Arial Unicode MS'"/>
    <style:font-face style:name="Symbol" svg:font-family="Symbol"/>
    <style:font-face style:name="sans-serif" svg:font-family="sans-serif"/>
    <style:font-face style:name="FreeSans1" svg:font-family="FreeSans" style:font-family-generic="swiss"/>
    <style:font-face style:name="Bitstream Charter" svg:font-family="'Bitstream Charter'"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2" svg:font-family="'Liberation Serif', '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style:font-name="sans-serif" fo:font-size="17.25pt" style:text-underline-style="solid" style:text-underline-width="auto" style:text-underline-color="font-color"/>
    </style:style>
    <style:style style:name="P2" style:family="paragraph" style:parent-style-name="Standard">
      <style:paragraph-properties fo:line-height="115%"/>
      <style:text-properties style:font-name="Bitstream Charter" fo:font-size="12pt" style:font-size-asian="12pt" style:font-size-complex="12pt"/>
    </style:style>
    <style:style style:name="P3" style:family="paragraph" style:parent-style-name="Standard">
      <style:text-properties style:font-name="sans-serif" fo:font-size="13.5pt"/>
    </style:style>
    <style:style style:name="P4" style:family="paragraph" style:parent-style-name="Standard">
      <style:paragraph-properties fo:line-height="115%"/>
      <style:text-properties style:font-name="Bitstream Charter" fo:font-size="12pt" style:font-size-asian="12pt" style:font-size-complex="12pt"/>
    </style:style>
    <style:style style:name="P5" style:family="paragraph" style:parent-style-name="Standard">
      <style:paragraph-properties fo:line-height="115%"/>
      <style:text-properties style:font-name="Bitstream Charter" fo:font-size="12pt" fo:font-weight="bold" style:font-size-asian="12pt" style:font-weight-asian="bold" style:font-size-complex="12pt" style:font-weight-complex="bold"/>
    </style:style>
    <style:style style:name="P6" style:family="paragraph" style:parent-style-name="Standard">
      <style:text-properties style:font-name="Bitstream Charter" fo:font-size="12pt" style:font-size-asian="12pt" style:font-size-complex="12pt"/>
    </style:style>
    <style:style style:name="P7" style:family="paragraph" style:parent-style-name="Standard">
      <style:paragraph-properties fo:line-height="115%"/>
      <style:text-properties style:font-name="Bitstream Charter" fo:font-size="12pt" style:font-size-asian="12pt" style:font-size-complex="12pt"/>
    </style:style>
    <style:style style:name="P8" style:family="paragraph" style:parent-style-name="Standard">
      <style:paragraph-properties fo:line-height="115%"/>
      <style:text-properties style:font-name="Bitstream Charter" fo:font-size="12pt" officeooo:paragraph-rsid="00158bce" style:font-size-asian="12pt" style:font-size-complex="12pt"/>
    </style:style>
    <style:style style:name="P9" style:family="paragraph" style:parent-style-name="Standard">
      <style:text-properties style:font-name="Bitstream Charter" fo:font-size="12pt" officeooo:paragraph-rsid="00158bce" style:font-size-asian="12pt" style:font-name-complex="Liberation Serif2" style:font-size-complex="12pt"/>
    </style:style>
    <style:style style:name="P10" style:family="paragraph" style:parent-style-name="Standard" style:list-style-name="WW8Num2">
      <style:text-properties style:font-name="Bitstream Charter" fo:font-size="12pt" officeooo:paragraph-rsid="00158bce" style:font-size-asian="12pt" style:font-name-complex="Liberation Serif2" style:font-size-complex="12pt"/>
    </style:style>
    <style:style style:name="P11" style:family="paragraph" style:parent-style-name="Standard" style:list-style-name="WW8Num3">
      <style:text-properties style:font-name="Bitstream Charter" fo:font-size="12pt" officeooo:paragraph-rsid="00158bce" style:font-size-asian="12pt" style:font-name-complex="Liberation Serif2" style:font-size-complex="12pt"/>
    </style:style>
    <style:style style:name="P12" style:family="paragraph" style:parent-style-name="Standard">
      <style:paragraph-properties fo:line-height="115%"/>
      <style:text-properties style:font-name="Bitstream Charter" fo:font-size="12pt" fo:font-weight="bold" style:font-size-asian="12pt" style:font-weight-asian="bold" style:font-size-complex="12pt" style:font-weight-complex="bold"/>
    </style:style>
    <style:style style:name="P13" style:family="paragraph" style:parent-style-name="Standard">
      <style:text-properties style:font-name="Bitstream Charter" fo:font-size="12pt" fo:font-weight="bold" officeooo:paragraph-rsid="00158bce" style:font-size-asian="12pt" style:font-weight-asian="bold" style:font-size-complex="12pt" style:font-weight-complex="bold"/>
    </style:style>
    <style:style style:name="P14" style:family="paragraph" style:parent-style-name="Standard" style:list-style-name="WW8Num3">
      <style:text-properties style:font-name="Bitstream Charter" officeooo:paragraph-rsid="00158bce"/>
    </style:style>
    <style:style style:name="P15" style:family="paragraph" style:parent-style-name="Standard">
      <style:paragraph-properties fo:text-align="justify" style:justify-single-word="false"/>
      <style:text-properties fo:color="#000000" style:font-name="Bitstream Charter" fo:font-size="12pt" fo:font-weight="normal" fo:background-color="#ffffff" style:font-size-asian="12pt" style:font-size-complex="12pt"/>
    </style:style>
    <style:style style:name="P16" style:family="paragraph" style:parent-style-name="Text_20_body" style:list-style-name="L1">
      <style:text-properties style:font-name="Bitstream Charter"/>
    </style:style>
    <style:style style:name="P17" style:family="paragraph" style:parent-style-name="Text_20_body" style:list-style-name="L1">
      <style:paragraph-properties fo:margin-top="0cm" fo:margin-bottom="0cm" loext:contextual-spacing="false" fo:line-height="115%"/>
      <style:text-properties style:font-name="Bitstream Charter" officeooo:paragraph-rsid="001288a5"/>
    </style:style>
    <style:style style:name="P18" style:family="paragraph" style:parent-style-name="Text_20_body" style:list-style-name="L1">
      <style:paragraph-properties fo:margin-top="0cm" fo:margin-bottom="0cm" loext:contextual-spacing="false"/>
      <style:text-properties style:font-name="Bitstream Charter"/>
    </style:style>
    <style:style style:name="P19" style:family="paragraph" style:parent-style-name="Text_20_body" style:list-style-name="L1">
      <style:paragraph-properties fo:margin-top="0cm" fo:margin-bottom="0cm" loext:contextual-spacing="false"/>
      <style:text-properties style:font-name="Bitstream Charter" officeooo:paragraph-rsid="001288a5"/>
    </style:style>
    <style:style style:name="P20" style:family="paragraph" style:parent-style-name="Text_20_body" style:list-style-name="L1">
      <style:paragraph-properties fo:margin-top="0cm" fo:margin-bottom="0cm" loext:contextual-spacing="false"/>
      <style:text-properties style:font-name="Bitstream Charter" officeooo:rsid="001288a5" officeooo:paragraph-rsid="001288a5"/>
    </style:style>
    <style:style style:name="P21" style:family="paragraph" style:parent-style-name="Text_20_body" style:list-style-name="L2">
      <style:paragraph-properties fo:margin-top="0.494cm" fo:margin-bottom="0.247cm" loext:contextual-spacing="false" style:writing-mode="lr-tb"/>
      <style:text-properties fo:color="#000000" style:font-name="Bitstream Charter" fo:font-size="12pt" fo:font-weight="normal" officeooo:paragraph-rsid="00159402" fo:background-color="#ffffff"/>
    </style:style>
    <style:style style:name="P22" style:family="paragraph" style:parent-style-name="Text_20_body" style:list-style-name="L2">
      <style:paragraph-properties fo:margin-top="0.494cm" fo:margin-bottom="0.247cm" loext:contextual-spacing="false" fo:line-height="100%" style:writing-mode="lr-tb"/>
      <style:text-properties fo:color="#000000" style:font-name="Bitstream Charter" fo:font-size="12pt" fo:font-weight="normal" fo:background-color="#ffffff"/>
    </style:style>
    <style:style style:name="P23" style:family="paragraph" style:parent-style-name="Text_20_body" style:list-style-name="L2">
      <style:paragraph-properties fo:margin-top="0.494cm" fo:margin-bottom="0.247cm" loext:contextual-spacing="false" fo:text-align="justify" style:justify-single-word="false" style:writing-mode="lr-tb"/>
      <style:text-properties fo:color="#000000" style:font-name="Bitstream Charter" fo:font-size="12pt" fo:font-weight="normal" fo:background-color="#ffffff"/>
    </style:style>
    <style:style style:name="P24" style:family="paragraph" style:parent-style-name="Text_20_body" style:list-style-name="L2">
      <style:paragraph-properties fo:margin-top="0.494cm" fo:margin-bottom="0.247cm" loext:contextual-spacing="false" fo:line-height="100%" style:writing-mode="lr-tb"/>
      <style:text-properties fo:color="#000000" style:font-name="Bitstream Charter" fo:font-size="12pt" style:text-underline-style="solid" style:text-underline-width="auto" style:text-underline-color="font-color" fo:font-weight="normal" fo:background-color="#ffffff"/>
    </style:style>
    <style:style style:name="P25" style:family="paragraph" style:parent-style-name="Text_20_body">
      <style:paragraph-properties fo:margin-top="0.494cm" fo:margin-bottom="0.247cm" loext:contextual-spacing="false" style:writing-mode="lr-tb"/>
      <style:text-properties style:font-name="Bitstream Charter"/>
    </style:style>
    <style:style style:name="P26" style:family="paragraph">
      <loext:graphic-properties draw:fill-color="#ffffff"/>
    </style:style>
    <style:style style:name="P27"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28"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29" style:family="paragraph">
      <style:paragraph-properties fo:margin-left="0cm" fo:margin-right="0cm" fo:margin-top="0cm" fo:margin-bottom="0cm" fo:line-height="100%" fo:text-align="center" fo:text-indent="0cm"/>
    </style:style>
    <style:style style:name="T1" style:family="text">
      <style:text-properties officeooo:rsid="0012604b"/>
    </style:style>
    <style:style style:name="T2" style:family="text">
      <style:text-properties style:font-name="Bitstream Charter" fo:font-size="12pt" style:font-size-asian="12pt" style:font-size-complex="12pt"/>
    </style:style>
    <style:style style:name="T3" style:family="text">
      <style:text-properties style:font-name="Bitstream Charter" fo:font-size="12pt" officeooo:rsid="001288a5" style:font-size-asian="12pt" style:font-size-complex="12pt"/>
    </style:style>
    <style:style style:name="T4" style:family="text">
      <style:text-properties officeooo:rsid="001288a5"/>
    </style:style>
    <style:style style:name="T5" style:family="text">
      <style:text-properties officeooo:rsid="00129a80"/>
    </style:style>
    <style:style style:name="T6" style:family="text">
      <style:text-properties fo:font-size="12pt"/>
    </style:style>
    <style:style style:name="T7" style:family="text">
      <style:text-properties fo:font-size="12pt" style:font-size-asian="12pt" style:font-name-complex="Liberation Serif2" style:font-size-complex="12pt"/>
    </style:style>
    <style:style style:name="T8" style:family="text">
      <style:text-properties fo:font-size="12pt" style:font-size-asian="12pt" style:font-size-complex="12pt"/>
    </style:style>
    <style:style style:name="T9" style:family="text">
      <style:text-properties fo:font-size="12pt" officeooo:rsid="001288a5" style:font-size-asian="12pt" style:font-size-complex="12pt"/>
    </style:style>
    <style:style style:name="T10" style:family="text">
      <style:text-properties style:font-name-complex="Liberation Serif2"/>
    </style:style>
    <style:style style:name="T11" style:family="text">
      <style:text-properties style:text-underline-style="solid" style:text-underline-width="auto" style:text-underline-color="font-color"/>
    </style:style>
    <style:style style:name="T12" style:family="text">
      <style:text-properties style:text-underline-style="none"/>
    </style:style>
    <style:style style:name="T13" style:family="text">
      <style:text-properties fo:font-variant="normal" fo:text-transform="none" style:use-window-font-color="true" style:text-outline="false" style:text-line-through-style="none" style:text-line-through-type="none" style:font-name="Liberation Sans1" fo:font-size="13pt" fo:font-style="normal" fo:text-shadow="none" style:text-underline-style="none" fo:font-weight="normal" style:letter-kerning="true" style:font-name-asian="Noto Sans CJK SC Regular" style:font-size-asian="13pt" style:font-style-asian="normal" style:font-weight-asian="normal" style:font-name-complex="FreeSans" style:font-size-complex="13pt" style:font-style-complex="normal" style:font-weight-complex="normal" style:text-emphasize="none" style:font-relief="none" style:text-overline-style="none" style:text-overline-color="font-color"/>
    </style:style>
    <style:style style:name="T14"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15"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draw:fill-color="#ffffff" draw:textarea-horizontal-align="justify" draw:textarea-vertical-align="middle" draw:auto-grow-height="false" fo:min-height="15.104cm" fo:min-width="19.315cm" style:run-through="foreground" style:wrap="run-through" style:number-wrapped-paragraphs="no-limit" style:vertical-pos="from-top" style:vertical-rel="paragraph" style:horizontal-pos="from-left" style:horizontal-rel="paragraph"/>
    </style:style>
    <style:style style:name="gr2" style:family="graphic">
      <style:graphic-properties style:run-through="foreground" style:wrap="run-through" style:number-wrapped-paragraphs="no-limit" style:vertical-pos="from-top" style:vertical-rel="paragraph" style:horizontal-pos="from-left" style:horizontal-rel="paragraph"/>
    </style:style>
    <style:style style:name="gr3"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069cm" fo:min-width="0cm"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067cm" fo:min-width="0cm"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386cm" fo:min-width="3.528cm"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383cm" fo:min-width="3.531cm"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385cm" fo:min-width="3.117cm"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386cm" fo:min-width="3.425cm"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385cm" fo:min-width="3.117cm"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388cm" fo:min-width="3.325cm"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383cm" fo:min-width="3.942cm"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385cm" fo:min-width="3.117cm" fo:padding-top="0.125cm" fo:padding-bottom="0.125cm" fo:padding-left="0.25cm" fo:padding-right="0.25cm" draw:shadow="hidden" draw:shadow-offset-x="0.199cm" draw:shadow-offset-y="0.199cm" draw:shadow-color="#808080" style:run-through="foreground"/>
    </style:style>
    <style:style style:name="gr28"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383cm" fo:min-width="3.223cm"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383cm" fo:min-width="3.117cm"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388cm" fo:min-width="3.117cm"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solid"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0.797cm" fo:min-width="1.545cm"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solid"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0.794cm" fo:min-width="1.252cm"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SSIGNMEN<text:span text:style-name="T1">T - 9</text:span></text:p>
      <text:p text:style-name="P3"/>
      <text:p text:style-name="P5">1. Draw a Use Case Diagram for an online Library Management System</text:p>
      <text:p text:style-name="P2"/>
      <text:p text:style-name="P2"><draw:custom-shape text:anchor-type="paragraph" draw:z-index="0" draw:name="Shape2" draw:style-name="gr1" draw:text-style-name="P26" svg:width="19.315cm" svg:height="15.105cm" svg:x="-0.549cm" svg:y="0.175cm"><text:p/><draw:enhanced-geometry svg:viewBox="0 0 21600 21600" draw:type="rectangle" draw:enhanced-path="M 0 0 L 21600 0 21600 21600 0 21600 0 0 Z N"/></draw:custom-shape></text:p>
      <text:p text:style-name="P2"><draw:g text:anchor-type="paragraph" draw:z-index="1" draw:name="Shape1" draw:style-name="gr2"><draw:custom-shape draw:style-name="gr3" draw:text-style-name="P27" svg:width="0.438cm" svg:height="0.451cm" svg:x="1.704cm" svg:y="2.591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28" svg:x1="1.921cm" svg:y1="3.04cm" svg:x2="1.921cm" svg:y2="3.936cm"><text:p/></draw:line><draw:line draw:style-name="gr5" draw:text-style-name="P28" svg:x1="1.921cm" svg:y1="3.937cm" svg:x2="1.556cm" svg:y2="4.385cm"><text:p/></draw:line><draw:line draw:style-name="gr6" draw:text-style-name="P28" svg:x1="1.921cm" svg:y1="3.937cm" svg:x2="2.286cm" svg:y2="4.385cm"><text:p/></draw:line><draw:line draw:style-name="gr7" draw:text-style-name="P28" svg:x1="1.556cm" svg:y1="3.489cm" svg:x2="2.287cm" svg:y2="3.489cm"><text:p/></draw:line><draw:custom-shape draw:style-name="gr8" draw:text-style-name="P27" svg:width="0.438cm" svg:height="0.449cm" svg:x="16.194cm" svg:y="9.59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9" draw:text-style-name="P28" svg:x1="16.403cm" svg:y1="10.032cm" svg:x2="16.403cm" svg:y2="10.806cm"><text:p/></draw:line><draw:line draw:style-name="gr10" draw:text-style-name="P28" svg:x1="16.403cm" svg:y1="10.805cm" svg:x2="16.024cm" svg:y2="11.524cm"><text:p/></draw:line><draw:polygon draw:style-name="gr11" draw:text-style-name="P28" svg:width="0cm" svg:height="0cm" svg:x="16.799cm" svg:y="11.16cm" svg:viewBox="0 0 0 0" draw:points="0,0"><text:p/></draw:polygon><draw:line draw:style-name="gr12" draw:text-style-name="P28" svg:x1="16.024cm" svg:y1="10.326cm" svg:x2="16.931cm" svg:y2="10.326cm"><text:p/></draw:line><draw:custom-shape draw:style-name="gr13" draw:text-style-name="P27" svg:width="5.698cm" svg:height="0.899cm" svg:x="5.503cm" svg:y="1.396cm"><text:p text:style-name="P29"><text:span text:style-name="T13">Register</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27" svg:width="5.702cm" svg:height="0.895cm" svg:x="5.429cm" svg:y="0.279cm"><text:p text:style-name="P29"><text:span text:style-name="T13">Enquiry for </text:span><text:span text:style-name="T13">membership</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5" draw:text-style-name="P27" svg:width="5.114cm" svg:height="0.897cm" svg:x="5.503cm" svg:y="4.235cm"><text:p text:style-name="P29"><text:span text:style-name="T13">Search Book</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27" svg:width="5.553cm" svg:height="0.899cm" svg:x="5.357cm" svg:y="2.89cm"><text:p text:style-name="P29"><text:span text:style-name="T14">Request for </text:span><text:span text:style-name="T14">book issue</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7" draw:text-style-name="P27" svg:width="5.114cm" svg:height="0.897cm" svg:x="5.648cm" svg:y="7.818cm"><text:p text:style-name="P29"><text:span text:style-name="T13">Issue </text:span><text:span text:style-name="T13">Book</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8" draw:text-style-name="P27" svg:width="5.407cm" svg:height="0.9cm" svg:x="5.794cm" svg:y="9.16cm"><text:p text:style-name="P29"><text:span text:style-name="T13">Issue </text:span><text:span text:style-name="T13">Membership </text:span><text:span text:style-name="T13">car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9" draw:text-style-name="P27" svg:width="6.282cm" svg:height="0.895cm" svg:x="5.503cm" svg:y="13.196cm"><text:p text:style-name="P29"><text:span text:style-name="T13">Maintain </text:span><text:span text:style-name="T13">membership </text:span><text:span text:style-name="T13">details</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0" draw:text-style-name="P28" svg:x1="2.579cm" svg:y1="3.488cm" svg:x2="5.502cm" svg:y2="1.845cm"><text:p/></draw:line><draw:line draw:style-name="gr21" draw:text-style-name="P28" svg:x1="2.579cm" svg:y1="3.488cm" svg:x2="5.356cm" svg:y2="3.339cm"><text:p/></draw:line><draw:line draw:style-name="gr22" draw:text-style-name="P28" svg:x1="2.579cm" svg:y1="3.489cm" svg:x2="5.502cm" svg:y2="4.684cm"><text:p/></draw:line><draw:line draw:style-name="gr23" draw:text-style-name="P28" svg:x1="11.787cm" svg:y1="13.642cm" svg:x2="15.879cm" svg:y2="10.805cm"><text:p/></draw:line><draw:line draw:style-name="gr24" draw:text-style-name="P28" svg:x1="10.909cm" svg:y1="12.448cm" svg:x2="16.023cm" svg:y2="10.805cm"><text:p/></draw:line><draw:line draw:style-name="gr25" draw:text-style-name="P28" svg:x1="10.617cm" svg:y1="10.954cm" svg:x2="16.024cm" svg:y2="10.805cm"><text:p/></draw:line><draw:line draw:style-name="gr26" draw:text-style-name="P28" svg:x1="11.2cm" svg:y1="9.61cm" svg:x2="15.877cm" svg:y2="10.805cm"><text:p/></draw:line><draw:custom-shape draw:style-name="gr27" draw:text-style-name="P27" svg:width="5.114cm" svg:height="0.897cm" svg:x="5.503cm" svg:y="5.28cm"><text:p text:style-name="P29"><text:span text:style-name="T14">Return Book</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8" draw:text-style-name="P28" svg:x1="2.579cm" svg:y1="3.488cm" svg:x2="5.502cm" svg:y2="0.651cm"><text:p/></draw:line><draw:line draw:style-name="gr29" draw:text-style-name="P28" svg:x1="2.579cm" svg:y1="3.489cm" svg:x2="5.502cm" svg:y2="6.924cm"><text:p/></draw:line><draw:line draw:style-name="gr30" draw:text-style-name="P28" svg:x1="2.579cm" svg:y1="3.489cm" svg:x2="5.502cm" svg:y2="5.729cm"><text:p/></draw:line><draw:custom-shape draw:style-name="gr31" draw:text-style-name="P27" svg:width="5.262cm" svg:height="0.895cm" svg:x="5.648cm" svg:y="12cm"><text:p text:style-name="P29"><text:span text:style-name="T13">Maintain Book </text:span><text:span text:style-name="T13">Details</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2" draw:text-style-name="P27" svg:width="5.114cm" svg:height="0.895cm" svg:x="5.503cm" svg:y="6.476cm"><text:p text:style-name="P29"><text:span text:style-name="T13">Login</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3" draw:text-style-name="P27" svg:width="5.114cm" svg:height="0.9cm" svg:x="5.503cm" svg:y="10.504cm"><text:p text:style-name="P29"><text:span text:style-name="T13">Accept return Books</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4" draw:text-style-name="P28" svg:x1="10.618cm" svg:y1="8.118cm" svg:x2="16.024cm" svg:y2="10.806cm"><text:p/></draw:line><draw:line draw:style-name="gr35" draw:text-style-name="P28" svg:x1="16.403cm" svg:y1="10.805cm" svg:x2="16.754cm" svg:y2="11.552cm"><text:p/></draw:line><draw:custom-shape draw:style-name="gr36" draw:text-style-name="P27" svg:width="2.047cm" svg:height="1.049cm" svg:x="15.555cm" svg:y="11.608cm"><text:p text:style-name="P29"><text:span text:style-name="T15">Admin</text:span></text:p><draw:enhanced-geometry svg:viewBox="0 0 21600 21600" draw:type="rectangle" draw:enhanced-path="M 0 0 L 21600 0 21600 21600 0 21600 0 0 Z N"/></draw:custom-shape><draw:custom-shape draw:style-name="gr37" draw:text-style-name="P27" svg:width="1.754cm" svg:height="1.045cm" svg:x="1.118cm" svg:y="4.982cm"><text:p text:style-name="P29"><text:span text:style-name="T15">User</text:span></text:p><draw:enhanced-geometry svg:viewBox="0 0 21600 21600" draw:type="rectangle" draw:enhanced-path="M 0 0 L 21600 0 21600 21600 0 21600 0 0 Z N"/></draw:custom-shape></draw:g></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5">2. List down the best practices from Agile/Scrum methodology</text:p>
      <text:list xml:id="list2841426654082138506" text:style-name="L1">
        <text:list-item>
          <text:p text:style-name="P17"><text:span text:style-name="T9">P</text:span><text:span text:style-name="T8">roduct backlog </text:span><text:span text:style-name="T9">is</text:span><text:span text:style-name="T8"> maintained by </text:span><text:span text:style-name="T9">Product Owner</text:span><text:span text:style-name="T8"> </text:span></text:p>
        </text:list-item>
        <text:list-item>
          <text:p text:style-name="P18">Development process and practices facilitated by <text:span text:style-name="T4">Scrum Master</text:span></text:p>
        </text:list-item>
        <text:list-item>
          <text:p text:style-name="P18">Sprint planning meeting to create sprint backlog </text:p>
        </text:list-item>
        <text:list-item>
          <text:p text:style-name="P18">Planning poker to estimate tasks during sprint planning </text:p>
        </text:list-item>
        <text:list-item>
          <text:p text:style-name="P18">Time-boxed sprints producing potentially shippable output </text:p>
        </text:list-item>
        <text:list-item>
          <text:p text:style-name="P18">Mutual commitment to sprint backlog between product owner and team </text:p>
        </text:list-item>
        <text:list-item>
          <text:p text:style-name="P18">Short daily meeting to resolve current issues </text:p>
        </text:list-item>
        <text:list-item>
          <text:p text:style-name="P20">Self-organizing team <text:span text:style-name="T5">to ensure quality output.</text:span></text:p>
        </text:list-item>
        <text:list-item>
          <text:p text:style-name="P18">Burn down chart to monitor sprint progress </text:p>
        </text:list-item>
        <text:list-item>
          <text:p text:style-name="P18">Sprint review meeting to present completed work </text:p>
        </text:list-item>
        <text:list-item>
          <text:p text:style-name="P18"><text:soft-page-break/>Sprint retrospective to learn from previous sprint </text:p>
        </text:list-item>
        <text:list-item>
          <text:p text:style-name="P18">Release planning to release product increments </text:p>
        </text:list-item>
        <text:list-item>
          <text:p text:style-name="P18">Give the team a dedicated open work space </text:p>
        </text:list-item>
        <text:list-item>
          <text:p text:style-name="P18">Set a sustainable pace </text:p>
        </text:list-item>
        <text:list-item>
          <text:p text:style-name="P19">Use collective ownership </text:p>
        </text:list-item>
        <text:list-item>
          <text:p text:style-name="P16">Acceptance tests are run often and the score is published </text:p>
        </text:list-item>
      </text:list>
      <text:p text:style-name="P2"/>
      <text:p text:style-name="P13"><text:span text:style-name="T10">3) Collaboration</text:span></text:p>
      <text:p text:style-name="P9"><text:tab/>a. How does collaboration help agile development? </text:p>
      <text:p text:style-name="P9"><text:tab/><text:tab/></text:p>
      <text:p text:style-name="P9">Collaboration is a dialogical pratice which means working together. Agile process is of developing a product by satisfying various changes in requirements that occurs during the full phase of product development thus collaboration helps in agile development by:</text:p>
      <text:p text:style-name="P9"/>
      <text:list xml:id="list506379311640388686" text:style-name="WW8Num2">
        <text:list-item>
          <text:p text:style-name="P10">empowering the team to solve a clear and meaningful problem. </text:p>
        </text:list-item>
        <text:list-item>
          <text:p text:style-name="P10">to leverage the team capabilities inaddition to the collection of individual talents.</text:p>
        </text:list-item>
      </text:list>
      <text:p text:style-name="P9"/>
      <text:p text:style-name="P9"><text:tab/>b. What if the team is distributed and can you achieve the same productivity? </text:p>
      <text:p text:style-name="P9"/>
      <text:p text:style-name="P9">If team is distributed we cant achieve the same productivity rather it achieves more trouble. Because various reasons for not acheiveing the same productivity are:</text:p>
      <text:p text:style-name="P9"/>
      <text:list xml:id="list152001706504487001" text:style-name="WW8Num3">
        <text:list-item>
          <text:p text:style-name="P11">there will be misscommunication between the team members</text:p>
        </text:list-item>
        <text:list-item>
          <text:p text:style-name="P11">members wont be knowing each other </text:p>
        </text:list-item>
        <text:list-item>
          <text:p text:style-name="P14"><text:span text:style-name="T7">wont be able to solve arguments and problems fully</text:span></text:p>
        </text:list-item>
        <text:list-item>
          <text:p text:style-name="P11">coordination of members will be difficult</text:p>
        </text:list-item>
      </text:list>
      <text:p text:style-name="P9"/>
      <text:p text:style-name="P9"><text:tab/>c. What would you do to achieve the productivity for a distributed team?</text:p>
      <text:p text:style-name="P9"/>
      <text:p text:style-name="P8"><text:span text:style-name="T10">Agile development was originally imagined for </text:span>teams physically located together in the same office. In keeping with that idea the most efficient and effective method of conveying information to and within a development team is face-to-face conversation. </text:p>
      <text:p text:style-name="P2"/>
      <text:p text:style-name="P5">4.What is Sprint Zero in Agile? Describe the activities that are done in Sprint Zero.</text:p>
      <text:p text:style-name="P5"/>
      <text:p text:style-name="P15"><text:s text:c="20"/>Sprint Zero is is the initialization step in an agile project which is also called as Iteration Zero. It consists of certain activities that will make the team ready for the sprint 1. It is also known as a project before a project phase because at the beginnig of a project there should be a detailed analysis about how the project has to be done. Following activities are included in the sprint zero :-</text:p>
      <text:list xml:id="list7884601086258163654" text:style-name="L2">
        <text:list-item>
          <text:p text:style-name="P21"><text:span text:style-name="T11">Active stakeholder participation</text:span> : It is necessary to work with stakeholders to identify what they think they want, produce something which reflects that understanding, get feedback from our stakeholders, and then update our solution.</text:p>
        </text:list-item>
        <text:list-item>
          <text:p text:style-name="P24"><text:soft-page-break/>Obtain funding and support</text:p>
        </text:list-item>
        <text:list-item>
          <text:p text:style-name="P22"><text:span text:style-name="T11">Start building the team</text:span><text:span text:style-name="T12"> :</text:span>Agile will not succeed without teams that collaborate effectively and efficiently.</text:p>
        </text:list-item>
        <text:list-item>
          <text:p text:style-name="P22"><text:span text:style-name="T11">Initial requirements envisioning </text:span><text:span text:style-name="T12">: </text:span>Initial requirements envisioning is particularly important for scaling agile software development techniques to larger, more complex, or globally distributed development efforts. The goal is to understand the requirements at a high-level.</text:p>
        </text:list-item>
        <text:list-item>
          <text:p text:style-name="P21"><text:span text:style-name="T11">Initial architecture envisioning</text:span>: It will provide improved productivity, reduced technical risk,improved communication,improved team organization etc.</text:p>
        </text:list-item>
        <text:list-item>
          <text:p text:style-name="P23">Set up environment</text:p>
        </text:list-item>
      </text:list>
      <text:p text:style-name="P25"><text:span text:style-name="T6"/></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Arial Unicode MS'" style:font-charset="x-symbol"/>
    <style:font-face style:name="Liberation Serif1" svg:font-family="'Liberation Serif', serif"/>
    <style:font-face style:name="OpenSymbol" svg:font-family="OpenSymbol, 'Arial Unicode MS'"/>
    <style:font-face style:name="Symbol" svg:font-family="Symbol"/>
    <style:font-face style:name="sans-serif" svg:font-family="sans-serif"/>
    <style:font-face style:name="FreeSans1" svg:font-family="FreeSans" style:font-family-generic="swiss"/>
    <style:font-face style:name="Bitstream Charter" svg:font-family="'Bitstream Charter'"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2" svg:font-family="'Liberation Serif', '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8Num2z0" style:family="text">
      <style:text-properties style:font-name="Symbol" fo:font-family="Symbol" style:font-name-complex="OpenSymbol2" style:font-family-complex="OpenSymbol, 'Arial Unicode MS'" style:font-charset-complex="x-symbol"/>
    </style:style>
    <style:style style:name="WW8Num2z1" style:family="text">
      <style:text-properties style:font-name="OpenSymbol" fo:font-family="OpenSymbol, 'Arial Unicode MS'" style:font-name-complex="OpenSymbol2" style:font-family-complex="OpenSymbol, 'Arial Unicode MS'" style:font-charset-complex="x-symbol"/>
    </style:style>
    <style:style style:name="WW8Num3z0" style:family="text">
      <style:text-properties style:font-name="Symbol" fo:font-family="Symbol" fo:font-size="12pt" style:font-size-asian="12pt" style:font-name-complex="OpenSymbol2" style:font-family-complex="OpenSymbol, 'Arial Unicode MS'" style:font-charset-complex="x-symbol" style:font-size-complex="12pt"/>
    </style:style>
    <style:style style:name="WW8Num3z1" style:family="text">
      <style:text-properties style:font-name="OpenSymbol" fo:font-family="OpenSymbol, 'Arial Unicode MS'" style:font-name-complex="OpenSymbol2" style:font-family-complex="OpenSymbol, 'Arial Unicode MS'" style:font-charset-complex="x-symbol"/>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2">
      <text:list-level-style-bullet text:level="1" text:style-name="WW8Num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25T14:14:54.976962118</meta:creation-date>
    <dc:date>2016-08-25T19:02:38.607170794</dc:date>
    <meta:editing-duration>PT1H53S</meta:editing-duration>
    <meta:editing-cycles>7</meta:editing-cycles>
    <meta:generator>LibreOffice/5.1.4.2$Linux_X86_64 LibreOffice_project/10m0$Build-2</meta:generator>
    <meta:document-statistic meta:table-count="0" meta:image-count="0" meta:object-count="0" meta:page-count="3" meta:paragraph-count="41" meta:word-count="545" meta:character-count="3501" meta:non-whitespace-character-count="2980"/>
  </office:meta>
</office:document-meta>
</file>